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ixLines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Lines.setPrefix( final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Lines.read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refixLines.PrefixLines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Lines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fixLines.chain( final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fixLines.PrefixLi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